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884" officeooo:paragraph-rsid="0019388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char" svg:x="-0.0008in" svg:y="0.0165in" svg:width="6.2984in" svg:height="6.833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2" text:anchor-type="char" svg:x="0.0043in" svg:y="0.0043in" svg:width="6.2984in" svg:height="6.833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1:54:13.860080794</meta:creation-date>
    <dc:date>2020-10-24T22:40:35.396949492</dc:date>
    <meta:editing-duration>PT5M58S</meta:editing-duration>
    <meta:editing-cycles>2</meta:editing-cycles>
    <meta:generator>LibreOffice/6.4.6.2$Linux_X86_64 LibreOffice_project/40$Build-2</meta:generator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773cm" svg:y="0.483cm" chart:style-name="ch2">
          <text:p>LZW time efficiencies</text:p>
        </chart:title>
        <chart:subtitle svg:x="5.905cm" svg:y="1.609cm" chart:style-name="ch3">
          <text:p>With System.arraycopy</text:p>
        </chart:subtitle>
        <chart:legend chart:legend-position="end" svg:x="13.573cm" svg:y="8.111cm" style:legend-expansion="custom" chartooo:width="2.424cm" chartooo:height="1.096cm" style:legend-expansion-aspect-ratio="2.21167883211679" chart:style-name="ch4"/>
        <chart:plot-area chart:style-name="ch5" chart:data-source-has-labels="both" svg:x="1.885cm" svg:y="3.919cm" svg:width="11.741cm" svg:height="9.146cm">
          <chartooo:coordinate-region svg:x="3.247cm" svg:y="4.118cm" svg:width="10.379cm" svg:height="8.3cm"/>
          <chart:axis chart:dimension="x" chart:name="primary-x" chart:style-name="ch6" chartooo:axis-type="auto">
            <chartooo:date-scale/>
            <chart:title svg:x="6.626cm" svg:y="13.412cm" chart:style-name="ch7">
              <text:p>file size (bytes)</text:p>
            </chart:title>
            <chart:categories table:cell-range-address="local-table.$A$2:.$A$5"/>
            <chart:grid chart:style-name="ch8" chart:class="minor"/>
          </chart:axis>
          <chart:axis chart:dimension="y" chart:name="primary-y" chart:style-name="ch9">
            <chart:title svg:x="1.006cm" svg:y="9.661cm" chart:style-name="ch10">
              <text:p>speed (ns/byte)</text:p>
            </chart:title>
            <chart:grid chart:style-name="ch11" chart:class="major"/>
            <chart:grid chart:style-name="ch8" chart:class="minor"/>
          </chart:axis>
          <chart:series chart:style-name="ch12" chart:values-cell-range-address="local-table.$B$2:.$B$5" chart:label-cell-address="local-table.$B$1" chart:class="chart:bar">
            <chart:data-point chart:repeated="4"/>
          </chart:series>
          <chart:series chart:style-name="ch13" chart:values-cell-range-address="local-table.$C$2:.$C$5" chart:label-cell-address="local-table.$C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</text:p>
              </table:table-cell>
              <table:table-cell office:value-type="string">
                <text:p>decompress</text:p>
              </table:table-cell>
            </table:table-row>
          </table:table-header-rows>
          <table:table-rows>
            <table:table-row>
              <table:table-cell office:value-type="string">
                <text:p>1006</text:p>
              </table:table-cell>
              <table:table-cell office:value-type="float" office:value="13291">
                <text:p>13291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10036</text:p>
              </table:table-cell>
              <table:table-cell office:value-type="float" office:value="1585">
                <text:p>1585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100326</text:p>
              </table:table-cell>
              <table:table-cell office:value-type="float" office:value="950">
                <text:p>95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167737</text:p>
              </table:table-cell>
              <table:table-cell office:value-type="float" office:value="574">
                <text:p>574</text:p>
              </table:table-cell>
              <table:table-cell office:value-type="float" office:value="2863">
                <text:p>2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7.358cm" xlink:href="." xlink:type="simple" chart:class="chart:bar" chart:style-name="ch1">
        <chart:title svg:x="5.773cm" svg:y="0.483cm" chart:style-name="ch2">
          <text:p>LZW time efficiencies</text:p>
        </chart:title>
        <chart:subtitle svg:x="5.204cm" svg:y="1.609cm" chart:style-name="ch3">
          <text:p>With ArrayCopy.copyByteArray</text:p>
        </chart:subtitle>
        <chart:legend chart:legend-position="end" svg:x="13.573cm" svg:y="8.111cm" style:legend-expansion="custom" chartooo:width="2.424cm" chartooo:height="1.096cm" style:legend-expansion-aspect-ratio="2.21167883211679" chart:style-name="ch4"/>
        <chart:plot-area chart:style-name="ch5" chart:data-source-has-labels="both" svg:x="1.735cm" svg:y="4.896cm" svg:width="11.74cm" svg:height="9.145cm">
          <chartooo:coordinate-region svg:x="3.097cm" svg:y="5.095cm" svg:width="10.378cm" svg:height="8.299cm"/>
          <chart:axis chart:dimension="x" chart:name="primary-x" chart:style-name="ch6" chartooo:axis-type="auto">
            <chartooo:date-scale/>
            <chart:title svg:x="6.476cm" svg:y="14.388cm" chart:style-name="ch7">
              <text:p>file size (bytes)</text:p>
            </chart:title>
            <chart:categories table:cell-range-address="local-table.$A$2:.$A$5"/>
            <chart:grid chart:style-name="ch8" chart:class="minor"/>
          </chart:axis>
          <chart:axis chart:dimension="y" chart:name="primary-y" chart:style-name="ch9">
            <chart:title svg:x="0.856cm" svg:y="10.637cm" chart:style-name="ch10">
              <text:p>speed (ns/byte)</text:p>
            </chart:title>
            <chart:grid chart:style-name="ch11" chart:class="major"/>
            <chart:grid chart:style-name="ch8" chart:class="minor"/>
          </chart:axis>
          <chart:series chart:style-name="ch12" chart:values-cell-range-address="local-table.$B$2:.$B$5" chart:label-cell-address="local-table.$B$1" chart:class="chart:bar">
            <chart:data-point chart:repeated="4"/>
          </chart:series>
          <chart:series chart:style-name="ch13" chart:values-cell-range-address="local-table.$C$2:.$C$5" chart:label-cell-address="local-table.$C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</text:p>
              </table:table-cell>
              <table:table-cell office:value-type="string">
                <text:p>decompress</text:p>
              </table:table-cell>
            </table:table-row>
          </table:table-header-rows>
          <table:table-rows>
            <table:table-row>
              <table:table-cell office:value-type="string">
                <text:p>1006</text:p>
              </table:table-cell>
              <table:table-cell office:value-type="float" office:value="15404">
                <text:p>15404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10036</text:p>
              </table:table-cell>
              <table:table-cell office:value-type="float" office:value="1592">
                <text:p>1592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100326</text:p>
              </table:table-cell>
              <table:table-cell office:value-type="float" office:value="1417">
                <text:p>1417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2167737</text:p>
              </table:table-cell>
              <table:table-cell office:value-type="float" office:value="706">
                <text:p>706</text:p>
              </table:table-cell>
              <table:table-cell office:value-type="float" office:value="3068">
                <text:p>3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